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7.00pt" fo:font-weight="bold" fo:font-family="Arial" style:font-family-asian="Arial" style:font-family-complex="Arial" fo:background-color="transparent" fo:color="#001079"/>
    </style:style>
    <style:style style:name="T3" style:family="text">
      <style:text-properties fo:font-size="16.00pt" fo:font-weight="bold"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bold"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bold"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bold" fo:font-family="Arial" style:font-family-asian="Arial" style:font-family-complex="Arial" fo:background-color="transparent" fo:color="#000000"/>
    </style:style>
    <style:style style:name="T14"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2"><text:s/></text:span><text:span text:style-name="T3">Listener:</text:span></text:p>
      <text:p text:style-name="P2"><text:span text:style-name="T4"/></text:p>
      <text:p text:style-name="P2"><text:span text:style-name="T5">Listener werden uns vom AWT-Package bereit gestellt. Diese werden unter Hilfe von Interfaces implementiert, welche durch ihre Funktion in Bezug mit dem Event, den Umgang vorgeben. Zum Beispiel gibt es ActionListener, KeyListener usw.</text:span></text:p>
      <text:p text:style-name="P2"><text:span text:style-name="T5">Bevor wird jedoch Listener benutzen können müssen wir diese integrieren. Dies geschieht mit der 'add' Methode, welche addMouseListener(...) (usw.) heißen.</text:span></text:p>
      <text:p text:style-name="P2"><text:span text:style-name="T5">Jeder Listener hat auch eine spezifische Eventklasse, zum Beispiel der MouseListener, welches das MouseEvent als Eventklasse führt. Diese enthalten die Definitionen, die man bei der Interaktion der dazu gehörenden Events benötigt (Beispiel: getX(), getY() ).</text:span></text:p>
      <text:p text:style-name="P2"><text:span text:style-name="T5">Sobald ein Event erscheint, wird ein Objekt der spezifischen Eventklasse erzeugt und in der ListenerMethode übergeben.</text:span></text:p>
      <text:p text:style-name="P2"><text:span text:style-name="T6"/></text:p>
      <text:p text:style-name="P2"><text:span text:style-name="T6"/></text:p>
      <text:p text:style-name="P2"><text:span text:style-name="T6"/></text:p>
      <text:p text:style-name="P2"><text:span text:style-name="T7">Observer:</text:span></text:p>
      <text:p text:style-name="P2"><text:span text:style-name="T8"/></text:p>
      <text:p text:style-name="P2"><text:span text:style-name="T9">Der Zweck des Observers ist, dass falls Änderungen an Objekten stattfindet, diese dann an andere<text:s/></text:span><text:span text:style-name="T10">abhängige</text:span><text:span text:style-name="T11"><text:s/>Objekte weitergeleitet werden, damit diese sich aktualisieren können. </text:span></text:p>
      <text:p text:style-name="P2"><text:span text:style-name="T12"/></text:p>
      <text:p text:style-name="P2"><text:span text:style-name="T12"/></text:p>
      <text:p text:style-name="P2"><text:span text:style-name="T12"/></text:p>
      <text:p text:style-name="P2"><text:span text:style-name="T13">Callback:</text:span></text:p>
      <text:p text:style-name="P2"><text:span text:style-name="T14">- ähnlich wie bei den Eingabeevents besteht bei Callbacks eine schwache Vernetzung der jeweiligen Objekte</text:span></text:p>
      <text:p text:style-name="P2"><text:span text:style-name="T14">- Callbacks sind schwer zu durchschauen</text:span></text:p>
      <text:p text:style-name="P2"><text:span text:style-name="T14">- außerdem sind sie schwer zu debuggen und instandzuhalten</text:span></text:p>
      <text:p text:style-name="P2"><text:span text:style-name="T14">- Der Vorteil jedoch ist das alle Objekte miteinander kommunizieren können</text:span></text:p>
      <text:p text:style-name="P2"><text:span text:style-name="T14"/></text:p>
      <text:p text:style-name="P2"><text:span text:style-name="T14"/></text:p>
      <text:p text:style-name="P2"><text:span text:style-name="T14">(Quelle: Wikipedia, Skrip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